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8.05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7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pacit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ront pos</text:p>
          </table:table-cell>
          <table:table-cell office:value-type="string" calcext:value-type="string">
            <text:p>back pos</text:p>
          </table:table-cell>
          <table:table-cell/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circular buff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ternal 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created empty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ush back A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J7]&lt;=[.K7]; [.K7]-[.J7];[.H7]+[.K7]-[.J7])+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sh back 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J8]&lt;=[.K8]; [.K8]-[.J8];[.H8]+[.K8]-[.J8])+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sh back 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J9]&lt;=[.K9]; [.K9]-[.J9];[.H9]+[.K9]-[.J9])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sh back 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J10]&lt;=[.K10]; [.K10]-[.J10];[.H10]+[.K10]-[.J10])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sh back 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J11]&lt;=[.K11]; [.K11]-[.J11];[.H11]+[.K11]-[.J11])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p front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J12]&lt;=[.K12]; [.K12]-[.J12];[.H12]+[.K12]-[.J12])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p front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J13]&lt;=[.K13]; [.K13]-[.J13];[.H13]+[.K13]-[.J13])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p front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J14]&lt;=[.K14]; [.K14]-[.J14];[.H14]+[.K14]-[.J14])+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p front</text:p>
          </table:table-cell>
          <table:table-cell table:number-columns-repeated="4"/>
          <table:table-cell office:value-type="string" calcext:value-type="string">
            <text:p>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J15]&lt;=[.K15]; [.K15]-[.J15];[.H15]+[.K15]-[.J15])+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p fron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J16]&lt;=[.K16]; [.K16]-[.J16];[.H16]+[.K16]-[.J16])+1"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created wit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J18]&lt;=[.K18]; [.K18]-[.J18];[.H18]+[.K18]-[.J18])+1"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ush back 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J20]&lt;=[.K20]; [.K20]-[.J20];[.H20]+[.K20]-[.J20])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sh back 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J21]&lt;=[.K21]; [.K21]-[.J21];[.H21]+[.K21]-[.J21])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p 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J22]&lt;=[.K22]; [.K22]-[.J22];[.H22]+[.K22]-[.J22])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p 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J23]&lt;=[.K23]; [.K23]-[.J23];[.H23]+[.K23]-[.J23])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p 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J24]&lt;=[.K24]; [.K24]-[.J24];[.H24]+[.K24]-[.J24])+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p front</text:p>
          </table:table-cell>
          <table:table-cell/>
          <table:table-cell office:value-type="string" calcext:value-type="string">
            <text:p>G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IF([.J25]&lt;=[.K25]; [.K25]-[.J25];[.H25]+[.K25]-[.J25])+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p fron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created wit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J28]&lt;=[.K28]; [.K28]-[.J28];[.H28]+[.K28]-[.J28])+1"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p front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J30]&lt;=[.K30]; [.K30]-[.J30];[.H30]+[.K30]-[.J30])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sh back E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J31]&lt;=[.K31]; [.K31]-[.J31];[.H31]+[.K31]-[.J31])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p front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J32]&lt;=[.K32]; [.K32]-[.J32];[.H32]+[.K32]-[.J32])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sh back F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J33]&lt;=[.K33]; [.K33]-[.J33];[.H33]+[.K33]-[.J33])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p front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J34]&lt;=[.K34]; [.K34]-[.J34];[.H34]+[.K34]-[.J34])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sh back 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J35]&lt;=[.K35]; [.K35]-[.J35];[.H35]+[.K35]-[.J35])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p 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J36]&lt;=[.K36]; [.K36]-[.J36];[.H36]+[.K36]-[.J36])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sh back 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J37]&lt;=[.K37]; [.K37]-[.J37];[.H37]+[.K37]-[.J37])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p 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J38]&lt;=[.K38]; [.K38]-[.J38];[.H38]+[.K38]-[.J38])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sh back 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J39]&lt;=[.K39]; [.K39]-[.J39];[.H39]+[.K39]-[.J39])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p front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J40]&lt;=[.K40]; [.K40]-[.J40];[.H40]+[.K40]-[.J40])+1"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created empty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ush front A</text:p>
          </table:table-cell>
          <table:table-cell table:number-columns-repeated="4"/>
          <table:table-cell office:value-type="string" calcext:value-type="string">
            <text:p>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J45]&lt;=[.K45]; [.K45]-[.J45];[.H45]+[.K45]-[.J45])+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sh front 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J46]&lt;=[.K46]; [.K46]-[.J46];[.H46]+[.K46]-[.J46])+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sh front C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J47]&lt;=[.K47]; [.K47]-[.J47];[.H47]+[.K47]-[.J47])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sh front 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J48]&lt;=[.K48]; [.K48]-[.J48];[.H48]+[.K48]-[.J48])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sh front 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J49]&lt;=[.K49]; [.K49]-[.J49];[.H49]+[.K49]-[.J49])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p bac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J50]&lt;=[.K50]; [.K50]-[.J50];[.H50]+[.K50]-[.J50])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p bac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J51]&lt;=[.K51]; [.K51]-[.J51];[.H51]+[.K51]-[.J51])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p bac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J52]&lt;=[.K52]; [.K52]-[.J52];[.H52]+[.K52]-[.J52])+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p back</text:p>
          </table:table-cell>
          <table:table-cell office:value-type="string" calcext:value-type="string">
            <text:p>E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J53]&lt;=[.K53]; [.K53]-[.J53];[.H53]+[.K53]-[.J53])+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p back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created wit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J56]&lt;=[.K56]; [.K56]-[.J56];[.H56]+[.K56]-[.J56])+1"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ush front 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J58]&lt;=[.K58]; [.K58]-[.J58];[.H58]+[.K58]-[.J58])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sh front 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J59]&lt;=[.K59]; [.K59]-[.J59];[.H59]+[.K59]-[.J59])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p b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J60]&lt;=[.K60]; [.K60]-[.J60];[.H60]+[.K60]-[.J60])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p back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J61]&lt;=[.K61]; [.K61]-[.J61];[.H61]+[.K61]-[.J61])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p back</text:p>
          </table:table-cell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J62]&lt;=[.K62]; [.K62]-[.J62];[.H62]+[.K62]-[.J62])+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p back</text:p>
          </table:table-cell>
          <table:table-cell table:number-columns-repeated="3"/>
          <table:table-cell office:value-type="string" calcext:value-type="string">
            <text:p>G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IF([.J63]&lt;=[.K63]; [.K63]-[.J63];[.H63]+[.K63]-[.J63])+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p back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created wit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J66]&lt;=[.K66]; [.K66]-[.J66];[.H66]+[.K66]-[.J66])+1"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p b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J68]&lt;=[.K68]; [.K68]-[.J68];[.H68]+[.K68]-[.J68])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sh front 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J69]&lt;=[.K69]; [.K69]-[.J69];[.H69]+[.K69]-[.J69])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p b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J70]&lt;=[.K70]; [.K70]-[.J70];[.H70]+[.K70]-[.J70])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sh front 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J71]&lt;=[.K71]; [.K71]-[.J71];[.H71]+[.K71]-[.J71])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p back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J72]&lt;=[.K72]; [.K72]-[.J72];[.H72]+[.K72]-[.J72])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sh front G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J73]&lt;=[.K73]; [.K73]-[.J73];[.H73]+[.K73]-[.J73])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p back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J74]&lt;=[.K74]; [.K74]-[.J74];[.H74]+[.K74]-[.J74])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sh front 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J75]&lt;=[.K75]; [.K75]-[.J75];[.H75]+[.K75]-[.J75])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p back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J76]&lt;=[.K76]; [.K76]-[.J76];[.H76]+[.K76]-[.J76])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sh front 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J77]&lt;=[.K77]; [.K77]-[.J77];[.H77]+[.K77]-[.J77])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p ba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J78]&lt;=[.K78]; [.K78]-[.J78];[.H78]+[.K78]-[.J78])+1"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start wit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J80]&lt;=[.K80]; [.K80]-[.J80];[.H80]+[.K80]-[.J80])+1"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sert D @ e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J82]&lt;=[.K82]; [.K82]-[.J82];[.H82]+[.K82]-[.J82])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p b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J83]&lt;=[.K83]; [.K83]-[.J83];[.H83]+[.K83]-[.J83])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sert E @ 0 (begi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J84]&lt;=[.K84]; [.K84]-[.J84];[.H84]+[.K84]-[.J84])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p b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J85]&lt;=[.K85]; [.K85]-[.J85];[.H85]+[.K85]-[.J85])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sert F @ 0 (begin+1)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J86]&lt;=[.K86]; [.K86]-[.J86];[.H86]+[.K86]-[.J86])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sert G @ e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J87]&lt;=[.K87]; [.K87]-[.J87];[.H87]+[.K87]-[.J87])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sert H @ 4 (begin)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J88]&lt;=[.K88]; [.K88]-[.J88];[.H88]+[.K88]-[.J88])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sert I @ 0 (begin+1)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J89]&lt;=[.K89]; [.K89]-[.J89];[.H89]+[.K89]-[.J89])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sert J @ 1 (begin+2)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J90]&lt;=[.K90]; [.K90]-[.J90];[.H90]+[.K90]-[.J90])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sert K @ e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J91]&lt;=[.K91]; [.K91]-[.J91];[.H91]+[.K91]-[.J91])+1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00-00-00</text:date>, <text:time style:data-style-name="N2" text:time-value="09:51:17.9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17:19:59.613000000</meta:creation-date>
    <dc:date>2019-08-08T18:03:31.289000000</dc:date>
    <meta:editing-duration>P5DT1H41M23S</meta:editing-duration>
    <meta:editing-cycles>14</meta:editing-cycles>
    <meta:generator>LibreOffice/6.2.4.2$Windows_X86_64 LibreOffice_project/2412653d852ce75f65fbfa83fb7e7b669a126d64</meta:generator>
    <meta:document-statistic meta:table-count="1" meta:cell-count="680" meta:object-count="0"/>
  </office:meta>
</office:document-meta>
</file>